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2.439cm" table:align="left"/>
    </style:style>
    <style:style style:name="Tableau2.A" style:family="table-column">
      <style:table-column-properties style:column-width="1.363cm"/>
    </style:style>
    <style:style style:name="Tableau2.B" style:family="table-column">
      <style:table-column-properties style:column-width="5.219cm"/>
    </style:style>
    <style:style style:name="Tableau2.C" style:family="table-column">
      <style:table-column-properties style:column-width="5.85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5.593cm" table:align="left"/>
    </style:style>
    <style:style style:name="Tableau1.A" style:family="table-column">
      <style:table-column-properties style:column-width="2.528cm"/>
    </style:style>
    <style:style style:name="Tableau1.B" style:family="table-column">
      <style:table-column-properties style:column-width="3.066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fo:padding="0cm" fo:border-left="none" fo:border-right="none" fo:border-top="0.06pt solid #000000" fo:border-bottom="none" style:shadow="none"/>
      <style:text-properties fo:font-size="8pt" style:font-size-asian="8pt" style:font-size-complex="8pt"/>
    </style:style>
    <style:style style:name="P2" style:family="paragraph" style:parent-style-name="Footer">
      <style:paragraph-properties fo:text-align="center" style:justify-single-word="false" fo:padding="0cm" fo:border-left="none" fo:border-right="none" fo:border-top="0.06pt solid #000000" fo:border-bottom="none" style:shadow="none"/>
      <style:text-properties fo:font-size="8pt" style:font-size-asian="8pt" style:font-size-complex="8pt"/>
    </style:style>
    <style:style style:name="P3" style:family="paragraph" style:parent-style-name="Table_20_Contents">
      <style:paragraph-properties fo:margin-top="0cm" fo:margin-bottom="0cm" loext:contextual-spacing="false" fo:padding="0cm" fo:border="none" style:shadow="none"/>
      <style:text-properties fo:font-weight="bold"/>
    </style:style>
    <style:style style:name="P4" style:family="paragraph" style:parent-style-name="Table_20_Contents">
      <style:paragraph-properties fo:margin-top="0cm" fo:margin-bottom="0cm" loext:contextual-spacing="false" fo:text-align="end" style:justify-single-word="false" fo:padding="0cm" fo:border="none" style:shadow="none"/>
      <style:text-properties fo:font-weight="bold"/>
    </style:style>
    <style:style style:name="P5" style:family="paragraph" style:parent-style-name="Table_20_Contents">
      <style:paragraph-properties fo:margin-top="0cm" fo:margin-bottom="0cm" loext:contextual-spacing="false" fo:padding="0cm" fo:border="none" style:shadow="none"/>
      <style:text-properties style:font-name="Times New Roman" fo:font-size="12pt" fo:font-weight="bold" style:font-name-asian="Arial Unicode MS" style:font-size-asian="12pt" style:font-name-complex="Tahoma" style:font-size-complex="12pt"/>
    </style:style>
    <style:style style:name="P6" style:family="paragraph" style:parent-style-name="Table_20_Contents">
      <style:paragraph-properties fo:margin-top="0cm" fo:margin-bottom="0cm" loext:contextual-spacing="false" fo:text-align="end" style:justify-single-word="false" fo:padding="0cm" fo:border="none" style:shadow="none"/>
      <style:text-properties style:font-name="Times New Roman" fo:font-size="12pt" fo:font-weight="bold" style:font-name-asian="Arial Unicode MS" style:font-size-asian="12pt" style:font-name-complex="Tahoma" style:font-size-complex="12pt"/>
    </style:style>
    <style:style style:name="P7" style:family="paragraph" style:parent-style-name="Table_20_Contents">
      <style:paragraph-properties fo:margin-top="0cm" fo:margin-bottom="0cm" loext:contextual-spacing="false" fo:text-align="center" style:justify-single-word="false" fo:padding="0cm" fo:border="none" style:shadow="none"/>
      <style:text-properties style:font-name="Times New Roman" fo:font-size="14pt" fo:font-weight="bold" style:font-name-asian="Arial Unicode MS" style:font-size-asian="12pt" style:font-name-complex="Tahoma" style:font-size-complex="1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12ca84" officeooo:paragraph-rsid="0012ca84"/>
    </style:style>
    <style:style style:name="P10" style:family="paragraph" style:parent-style-name="Text_20_body">
      <style:paragraph-properties fo:text-align="justify" style:justify-single-word="false"/>
      <style:text-properties officeooo:rsid="0013b9ff" officeooo:paragraph-rsid="0013b9ff"/>
    </style:style>
    <style:style style:name="P11" style:family="paragraph" style:parent-style-name="Table_20_Contents">
      <style:paragraph-properties fo:text-align="center" style:justify-single-word="false"/>
      <style:text-properties style:font-name="Nimbus Sans L" fo:font-size="12pt" fo:font-weight="bold" style:font-size-asian="12pt" style:font-weight-asian="bold" style:font-size-complex="12pt" style:font-weight-complex="bold"/>
    </style:style>
    <style:style style:name="P12" style:family="paragraph" style:parent-style-name="Table_20_Contents">
      <style:text-properties style:font-name="Nimbus Sans L" fo:font-size="12pt" style:font-size-asian="12pt" style:font-size-complex="12pt"/>
    </style:style>
    <style:style style:name="P13" style:family="paragraph" style:parent-style-name="Table_20_Contents">
      <style:paragraph-properties fo:text-align="justify" style:justify-single-word="false"/>
      <style:text-properties fo:font-weight="bold" officeooo:rsid="0013b9ff" officeooo:paragraph-rsid="0013b9ff" style:font-weight-asian="bold" style:font-weight-complex="bold"/>
    </style:style>
    <style:style style:name="P14" style:family="paragraph" style:parent-style-name="Table_20_Contents">
      <style:paragraph-properties fo:text-align="justify" style:justify-single-word="false"/>
      <style:text-properties officeooo:rsid="0013b9ff" officeooo:paragraph-rsid="0013b9ff"/>
    </style:style>
    <style:style style:name="P15" style:family="paragraph" style:parent-style-name="Table_20_Contents">
      <style:paragraph-properties fo:text-align="justify" style:justify-single-word="false"/>
      <style:text-properties officeooo:rsid="0013b9ff" officeooo:paragraph-rsid="001523d5"/>
    </style:style>
    <style:style style:name="P16" style:family="paragraph" style:parent-style-name="Table_20_Contents">
      <style:paragraph-properties fo:text-align="justify" style:justify-single-word="false"/>
      <style:text-properties officeooo:rsid="001523d5" officeooo:paragraph-rsid="001523d5"/>
    </style:style>
    <style:style style:name="P17" style:family="paragraph" style:parent-style-name="Standard">
      <style:paragraph-properties fo:padding="0.049cm" fo:border="0.06pt solid #000000" style:shadow="#808080 0.18cm 0.18cm"/>
      <style:text-properties style:font-name="Courier 10 Pitch" fo:font-size="8pt" style:font-size-asian="8pt" style:font-size-complex="8pt"/>
    </style:style>
    <style:style style:name="P18" style:family="paragraph" style:parent-style-name="Heading">
      <loext:graphic-properties draw:fill="solid" draw:fill-color="#ffcc99" draw:opacity="100%"/>
      <style:paragraph-properties fo:text-align="center" style:justify-single-word="false" fo:break-before="page" fo:background-color="#ffcc99"/>
    </style:style>
    <style:style style:name="P19" style:family="paragraph" style:parent-style-name="Standard">
      <loext:graphic-properties draw:fill="solid" draw:fill-color="#ffff66" draw:opacity="100%"/>
      <style:paragraph-properties fo:text-align="center" style:justify-single-word="false" fo:background-color="#ffff66" fo:padding="0.049cm" fo:border="0.06pt solid #ff3333" style:shadow="none"/>
      <style:text-properties fo:font-style="normal" style:text-underline-style="none" officeooo:rsid="001c2583" officeooo:paragraph-rsid="00384553" style:font-style-asian="normal" style:font-style-complex="normal"/>
    </style:style>
    <style:style style:name="P20" style:family="paragraph" style:parent-style-name="Standard">
      <style:text-properties style:font-name="Times New Roman" fo:font-size="12pt" fo:font-style="italic" style:text-underline-style="solid" style:text-underline-width="auto" style:text-underline-color="font-color" officeooo:rsid="00268e89" officeooo:paragraph-rsid="00268e89" style:font-size-asian="12pt" style:font-style-asian="italic" style:font-size-complex="12pt" style:font-style-complex="italic"/>
    </style:style>
    <style:style style:name="P21" style:family="paragraph" style:parent-style-name="Standard">
      <style:paragraph-properties fo:padding="0.049cm" fo:border="0.06pt solid #000000" style:shadow="#808080 0.18cm 0.18cm"/>
      <style:text-properties style:font-name="Courier 10 Pitch" fo:font-size="12pt" style:font-size-asian="12pt" style:font-size-complex="12pt"/>
    </style:style>
    <style:style style:name="P22" style:family="paragraph" style:parent-style-name="Standard">
      <style:paragraph-properties fo:padding="0.049cm" fo:border="0.06pt solid #000000" style:shadow="#808080 0.18cm 0.18cm"/>
      <style:text-properties style:font-name="Courier 10 Pitch" fo:font-size="12pt" officeooo:rsid="001c3f02" officeooo:paragraph-rsid="001ab217" style:font-size-asian="12pt" style:font-size-complex="12pt"/>
    </style:style>
    <style:style style:name="P23" style:family="paragraph" style:parent-style-name="Standard">
      <style:paragraph-properties fo:padding="0.049cm" fo:border="0.06pt solid #000000" style:shadow="#808080 0.18cm 0.18cm"/>
      <style:text-properties style:font-name="Courier 10 Pitch" fo:font-size="12pt" officeooo:rsid="001ab217" officeooo:paragraph-rsid="001c3f02" style:font-size-asian="12pt" style:font-size-complex="12pt"/>
    </style:style>
    <style:style style:name="P24" style:family="paragraph" style:parent-style-name="Standard">
      <style:paragraph-properties fo:padding="0.049cm" fo:border="0.06pt solid #000000" style:shadow="#808080 0.18cm 0.18cm"/>
      <style:text-properties style:font-name="Times New Roman" fo:font-size="12pt" style:font-size-asian="12pt" style:font-size-complex="12pt"/>
    </style:style>
    <style:style style:name="P25" style:family="paragraph" style:parent-style-name="Standard">
      <style:paragraph-properties fo:padding="0.049cm" fo:border="0.06pt solid #000000" style:shadow="#808080 0.18cm 0.18cm"/>
      <style:text-properties style:font-name="Times New Roman" fo:font-size="12pt" fo:background-color="#ffff00" style:font-size-asian="12pt" style:font-size-complex="12pt"/>
    </style:style>
    <style:style style:name="P26" style:family="paragraph" style:parent-style-name="Standard">
      <style:paragraph-properties fo:break-before="page" fo:padding="0.049cm" fo:border="0.06pt solid #000000" style:shadow="#808080 0.18cm 0.18cm"/>
      <style:text-properties style:font-name="Times New Roman" fo:font-size="12pt" style:font-size-asian="12pt" style:font-size-complex="12pt"/>
    </style:style>
    <style:style style:name="P27" style:family="paragraph" style:parent-style-name="Standard">
      <style:paragraph-properties fo:margin-left="0cm" fo:margin-right="0cm" fo:margin-top="0cm" fo:margin-bottom="0cm" loext:contextual-spacing="false" fo:text-indent="0cm" style:auto-text-indent="false"/>
      <style:text-properties fo:font-size="12pt" style:font-size-asian="12pt" style:font-size-complex="12pt"/>
    </style:style>
    <style:style style:name="P28" style:family="paragraph" style:parent-style-name="Standard">
      <style:paragraph-properties fo:margin-left="0cm" fo:margin-right="0cm" fo:margin-top="0cm" fo:margin-bottom="0cm" loext:contextual-spacing="false" fo:text-indent="0cm" style:auto-text-indent="false"/>
      <style:text-properties fo:font-size="12pt" officeooo:paragraph-rsid="00109788" style:font-size-asian="12pt" style:font-size-complex="12pt"/>
    </style:style>
    <style:style style:name="P29" style:family="paragraph" style:parent-style-name="Standard">
      <style:paragraph-properties fo:margin-left="0cm" fo:margin-right="0cm" fo:margin-top="0cm" fo:margin-bottom="0cm" loext:contextual-spacing="false" fo:text-indent="0cm" style:auto-text-indent="false"/>
      <style:text-properties fo:font-size="12pt" officeooo:rsid="0035aea4" officeooo:paragraph-rsid="0035aea4" style:font-size-asian="12pt" style:font-size-complex="12pt"/>
    </style:style>
    <style:style style:name="P30" style:family="paragraph" style:parent-style-name="Standard">
      <style:paragraph-properties fo:margin-left="0cm" fo:margin-right="0cm" fo:margin-top="0cm" fo:margin-bottom="0cm" loext:contextual-spacing="false" fo:text-indent="0cm" style:auto-text-indent="false"/>
      <style:text-properties fo:font-size="12pt" officeooo:rsid="002c3260" officeooo:paragraph-rsid="002c3260" style:font-size-asian="12pt" style:font-size-complex="12pt"/>
    </style:style>
    <style:style style:name="P31" style:family="paragraph" style:parent-style-name="Standard">
      <style:paragraph-properties fo:margin-left="0cm" fo:margin-right="0cm" fo:margin-top="0cm" fo:margin-bottom="0cm" loext:contextual-spacing="false" fo:text-indent="0cm" style:auto-text-indent="false"/>
      <style:text-properties style:font-name="Courier 10 Pitch" fo:font-size="12pt" officeooo:rsid="002c3260" officeooo:paragraph-rsid="002c3260" style:font-size-asian="12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01cfcc4" officeooo:paragraph-rsid="001cfcc4" style:font-size-asian="12pt" style:font-size-complex="12pt"/>
    </style:style>
    <style:style style:name="P34" style:family="paragraph" style:parent-style-name="Text_20_body" style:list-style-name="L1">
      <style:text-properties fo:font-size="12pt" style:font-size-asian="12pt" style:font-size-complex="12pt"/>
    </style:style>
    <style:style style:name="P35" style:family="paragraph" style:parent-style-name="Text_20_body" style:list-style-name="L2">
      <style:text-properties fo:font-size="12pt" style:font-size-asian="12pt" style:font-size-complex="12pt"/>
    </style:style>
    <style:style style:name="P36"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37" style:family="paragraph" style:parent-style-name="Heading" style:master-page-name="First_20_Page">
      <loext:graphic-properties draw:fill="solid" draw:fill-color="#ffcc99" draw:opacity="100%"/>
      <style:paragraph-properties fo:text-align="center" style:justify-single-word="false" style:page-number="auto" fo:background-color="#ffcc99" fo:padding="0.049cm" fo:border="0.06pt solid #000000"/>
    </style:style>
    <style:style style:name="P38" style:family="paragraph" style:parent-style-name="question">
      <style:paragraph-properties fo:margin-left="0cm" fo:margin-right="0cm" fo:margin-top="0cm" fo:margin-bottom="0cm" loext:contextual-spacing="false" fo:text-indent="0cm" style:auto-text-indent="false"/>
      <style:text-properties fo:font-size="12pt" style:font-size-asian="12pt" style:font-size-complex="12pt"/>
    </style:style>
    <style:style style:name="P39" style:family="paragraph" style:parent-style-name="question">
      <style:paragraph-properties fo:margin-left="0cm" fo:margin-right="0cm" fo:margin-top="0cm" fo:margin-bottom="0cm" loext:contextual-spacing="false" fo:text-indent="0cm" style:auto-text-indent="false"/>
      <style:text-properties fo:font-size="12pt" officeooo:rsid="002c3260" officeooo:paragraph-rsid="002c858c" style:font-size-asian="12pt" style:font-size-complex="12pt"/>
    </style:style>
    <style:style style:name="P40" style:family="paragraph" style:parent-style-name="question" style:list-style-name="Numbering_20_1">
      <style:paragraph-properties fo:margin-left="0cm" fo:margin-right="0cm" fo:margin-top="0cm" fo:margin-bottom="0cm" loext:contextual-spacing="false" fo:text-indent="0cm" style:auto-text-indent="false"/>
      <style:text-properties fo:font-size="12pt" officeooo:rsid="0035aea4" officeooo:paragraph-rsid="0035aea4" style:font-size-asian="12pt" style:font-size-complex="12pt"/>
    </style:style>
    <style:style style:name="P41" style:family="paragraph" style:parent-style-name="question">
      <style:paragraph-properties fo:margin-left="0cm" fo:margin-right="0cm" fo:margin-top="0cm" fo:margin-bottom="0cm" loext:contextual-spacing="false" fo:text-indent="0cm" style:auto-text-indent="false"/>
      <style:text-properties fo:font-size="12pt" officeooo:rsid="0030e9c2" officeooo:paragraph-rsid="0030e9c2" style:font-size-asian="12pt" style:font-size-complex="12pt"/>
    </style:style>
    <style:style style:name="P42" style:family="paragraph" style:parent-style-name="question">
      <style:paragraph-properties fo:margin-left="0cm" fo:margin-right="0cm" fo:margin-top="0cm" fo:margin-bottom="0cm" loext:contextual-spacing="false" fo:text-indent="0cm" style:auto-text-indent="false"/>
      <style:text-properties fo:font-size="12pt" fo:font-weight="bold" officeooo:rsid="0027bfbc" officeooo:paragraph-rsid="0027bfbc" style:font-size-asian="12pt" style:font-weight-asian="bold" style:font-size-complex="12pt" style:font-weight-complex="bold"/>
    </style:style>
    <style:style style:name="P43" style:family="paragraph" style:parent-style-name="Heading_20_1" style:master-page-name="">
      <style:paragraph-properties style:page-number="auto" fo:break-before="page"/>
    </style:style>
    <style:style style:name="P44" style:family="paragraph" style:parent-style-name="Heading_20_1">
      <style:paragraph-properties fo:break-before="page"/>
    </style:style>
    <style:style style:name="T1" style:family="text">
      <style:text-properties officeooo:rsid="002c858c"/>
    </style:style>
    <style:style style:name="T2" style:family="text">
      <style:text-properties officeooo:rsid="0027bfbc"/>
    </style:style>
    <style:style style:name="T3" style:family="text">
      <style:text-properties officeooo:rsid="00337c90"/>
    </style:style>
    <style:style style:name="T4" style:family="text">
      <style:text-properties fo:font-weight="bold" style:font-weight-asian="bold" style:font-weight-complex="bold"/>
    </style:style>
    <style:style style:name="T5" style:family="text">
      <style:text-properties fo:font-weight="bold" officeooo:rsid="0011a5cd" style:font-weight-asian="bold" style:font-weight-complex="bold"/>
    </style:style>
    <style:style style:name="T6" style:family="text">
      <style:text-properties fo:font-weight="bold" officeooo:rsid="0027bfbc" style:font-weight-asian="bold" style:font-weight-complex="bold"/>
    </style:style>
    <style:style style:name="T7" style:family="text">
      <style:text-properties fo:font-weight="bold" officeooo:rsid="002c858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c858c" style:font-weight-asian="normal" style:font-weight-complex="normal"/>
    </style:style>
    <style:style style:name="T10" style:family="text">
      <style:text-properties fo:font-weight="normal" officeooo:rsid="002cda06" style:font-weight-asian="normal" style:font-weight-complex="normal"/>
    </style:style>
    <style:style style:name="T11" style:family="text">
      <style:text-properties fo:background-color="#ffff00" loext:char-shading-value="0"/>
    </style:style>
    <style:style style:name="T12" style:family="text">
      <style:text-properties officeooo:rsid="0017b060"/>
    </style:style>
    <style:style style:name="T13" style:family="text">
      <style:text-properties officeooo:rsid="001ab217"/>
    </style:style>
    <style:style style:name="T14" style:family="text">
      <style:text-properties officeooo:rsid="001c3f02"/>
    </style:style>
    <style:style style:name="T15" style:family="text">
      <style:text-properties officeooo:rsid="001d3204"/>
    </style:style>
    <style:style style:name="T16" style:family="text">
      <style:text-properties officeooo:rsid="002cda06"/>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officeooo:rsid="002c6672"/>
    </style:style>
    <style:style style:name="T20" style:family="text">
      <style:text-properties officeooo:rsid="003cfb28"/>
    </style:style>
    <style:style style:name="T21" style:family="text">
      <style:text-properties officeooo:rsid="003e76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eu de golf</text:p>
      <text:p text:style-name="P19">Vous respecterez les consignes concernant la qualité de code <text:span text:style-name="T19">(voir "Standard de qualité de code <text:s/>pour le C pour la section" sur le site internet habituel)</text:span></text:p>
      <text:h text:style-name="Heading_20_1" text:outline-level="1"><text:bookmark text:name="Les règles"/>Les règles</text:h>
      <text:p text:style-name="Text_20_body">Le golf est un sport de précision se jouant en plein air et qui consiste à envoyer une balle dans un trou à l'aide de clubs. Le but du jeu consiste à effectuer, sur un parcours défini, le moins de coups possible. </text:p>
      <text:p text:style-name="Text_20_body">Le golf se pratique sur un terrain (ou parcours) de golf. Généralement, un parcours compte 18 trous, mais il peut aussi n'en comporter que 9, voire moins.</text:p>
      <text:p text:style-name="Text_20_body">Sur chaque parcours, il y a un «par» qui est le nombre de coups standard fixé pour terminer un trou.</text:p>
      <text:p text:style-name="Text_20_body">Par exemple, un "Par 3" veut dire que le golfeur doit effectuer un nombre de trois coups pour être dans le «par», si un golfeur effectue un «par trois» en deux coups, il effectue alors un birdie, soit un coup sous le par. </text:p>
      <text:p text:style-name="Text_20_body">Les différentes expressions sont les suiv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11">score</text:p>
          </table:table-cell>
          <table:table-cell table:style-name="Tableau2.A1" office:value-type="string">
            <text:p text:style-name="P11">terme</text:p>
          </table:table-cell>
          <table:table-cell table:style-name="Tableau2.C1" office:value-type="string">
            <text:p text:style-name="P11">définition</text:p>
          </table:table-cell>
        </table:table-row>
        <table:table-row>
          <table:table-cell table:style-name="Tableau2.A2" office:value-type="string">
            <text:p text:style-name="P12">-4</text:p>
          </table:table-cell>
          <table:table-cell table:style-name="Tableau2.A2" office:value-type="string">
            <text:p text:style-name="P12">Condor (ou triple-eagle)</text:p>
          </table:table-cell>
          <table:table-cell table:style-name="Tableau2.C2" office:value-type="string">
            <text:p text:style-name="P12">Quatre coups sous le par</text:p>
          </table:table-cell>
        </table:table-row>
        <table:table-row>
          <table:table-cell table:style-name="Tableau2.A2" office:value-type="string">
            <text:p text:style-name="P12">-3</text:p>
          </table:table-cell>
          <table:table-cell table:style-name="Tableau2.A2" office:value-type="string">
            <text:p text:style-name="P12">Albatros (ou double-eagle)</text:p>
          </table:table-cell>
          <table:table-cell table:style-name="Tableau2.C2" office:value-type="string">
            <text:p text:style-name="P12">Trois coups sous le par</text:p>
          </table:table-cell>
        </table:table-row>
        <table:table-row>
          <table:table-cell table:style-name="Tableau2.A2" office:value-type="string">
            <text:p text:style-name="P12">-2</text:p>
          </table:table-cell>
          <table:table-cell table:style-name="Tableau2.A2" office:value-type="string">
            <text:p text:style-name="P12">Eagle</text:p>
          </table:table-cell>
          <table:table-cell table:style-name="Tableau2.C2" office:value-type="string">
            <text:p text:style-name="P12">Deux coups sous le par</text:p>
          </table:table-cell>
        </table:table-row>
        <table:table-row>
          <table:table-cell table:style-name="Tableau2.A2" office:value-type="string">
            <text:p text:style-name="P12">-1</text:p>
          </table:table-cell>
          <table:table-cell table:style-name="Tableau2.A2" office:value-type="string">
            <text:p text:style-name="P12">Birdie</text:p>
          </table:table-cell>
          <table:table-cell table:style-name="Tableau2.C2" office:value-type="string">
            <text:p text:style-name="P12">Un coup sous le par</text:p>
          </table:table-cell>
        </table:table-row>
        <table:table-row>
          <table:table-cell table:style-name="Tableau2.A2" office:value-type="string">
            <text:p text:style-name="P12">0</text:p>
          </table:table-cell>
          <table:table-cell table:style-name="Tableau2.A2" office:value-type="string">
            <text:p text:style-name="P12">Par</text:p>
          </table:table-cell>
          <table:table-cell table:style-name="Tableau2.C2" office:value-type="string">
            <text:p text:style-name="P12">Nombre de coups égal au par</text:p>
          </table:table-cell>
        </table:table-row>
        <table:table-row>
          <table:table-cell table:style-name="Tableau2.A2" office:value-type="string">
            <text:p text:style-name="P12">+1</text:p>
          </table:table-cell>
          <table:table-cell table:style-name="Tableau2.A2" office:value-type="string">
            <text:p text:style-name="P12">Bogey</text:p>
          </table:table-cell>
          <table:table-cell table:style-name="Tableau2.C2" office:value-type="string">
            <text:p text:style-name="P12">Un coup au-dessus du par</text:p>
          </table:table-cell>
        </table:table-row>
        <table:table-row>
          <table:table-cell table:style-name="Tableau2.A2" office:value-type="string">
            <text:p text:style-name="P12">+2</text:p>
          </table:table-cell>
          <table:table-cell table:style-name="Tableau2.A2" office:value-type="string">
            <text:p text:style-name="P12">Double bogey</text:p>
          </table:table-cell>
          <table:table-cell table:style-name="Tableau2.C2" office:value-type="string">
            <text:p text:style-name="P12">Deux coups au-dessus du par</text:p>
          </table:table-cell>
        </table:table-row>
        <table:table-row>
          <table:table-cell table:style-name="Tableau2.A2" office:value-type="string">
            <text:p text:style-name="P12">+3</text:p>
          </table:table-cell>
          <table:table-cell table:style-name="Tableau2.A2" office:value-type="string">
            <text:p text:style-name="P12">Triple bogey</text:p>
          </table:table-cell>
          <table:table-cell table:style-name="Tableau2.C2" office:value-type="string">
            <text:p text:style-name="P12">Trois coups au-dessus du par</text:p>
          </table:table-cell>
        </table:table-row>
      </table:table>
      <text:p text:style-name="P8"/>
      <text:p text:style-name="P9">Le golfeur utilise un club pour frapper la balle.</text:p>
      <text:p text:style-name="P9">Il existe différents types de clubs qui possèdent des portées spécifiques.</text:p>
      <text:p text:style-name="P10">Voici un tableau regroupant les grands types de clubs ainsi que leurs portées.</text:p>
      <table:table table:name="Tableau1" table:style-name="Tableau1">
        <table:table-column table:style-name="Tableau1.A"/>
        <table:table-column table:style-name="Tableau1.B"/>
        <table:table-row>
          <table:table-cell table:style-name="Tableau1.A1" office:value-type="string">
            <text:p text:style-name="P13">Type de club</text:p>
          </table:table-cell>
          <table:table-cell table:style-name="Tableau1.B1" office:value-type="string">
            <text:p text:style-name="P13">Portée</text:p>
          </table:table-cell>
        </table:table-row>
        <table:table-row>
          <table:table-cell table:style-name="Tableau1.A2" office:value-type="string">
            <text:p text:style-name="P14">Driver</text:p>
          </table:table-cell>
          <table:table-cell table:style-name="Tableau1.B2" office:value-type="string">
            <text:p text:style-name="P14"><text:bookmark-start text:name="__DdeLink__744_525026184"/>de 190m à 210m<text:bookmark-end text:name="__DdeLink__744_525026184"/></text:p>
          </table:table-cell>
        </table:table-row>
        <table:table-row>
          <table:table-cell table:style-name="Tableau1.A2" office:value-type="string">
            <text:p text:style-name="P16">Bois</text:p>
          </table:table-cell>
          <table:table-cell table:style-name="Tableau1.B2" office:value-type="string">
            <text:p text:style-name="P15">de 150m à 190m</text:p>
          </table:table-cell>
        </table:table-row>
        <table:table-row>
          <table:table-cell table:style-name="Tableau1.A2" office:value-type="string">
            <text:p text:style-name="P16">Fer</text:p>
          </table:table-cell>
          <table:table-cell table:style-name="Tableau1.B2" office:value-type="string">
            <text:p text:style-name="P15">de 30m à 150m</text:p>
          </table:table-cell>
        </table:table-row>
        <table:table-row>
          <table:table-cell table:style-name="Tableau1.A2" office:value-type="string">
            <text:p text:style-name="P16">Putter</text:p>
          </table:table-cell>
          <table:table-cell table:style-name="Tableau1.B2" office:value-type="string">
            <text:p text:style-name="P15">de 1m à 30m</text:p>
          </table:table-cell>
        </table:table-row>
      </table:table>
      <text:p text:style-name="P10"/>
      <text:h text:style-name="P43" text:outline-level="1">Informatisation du système</text:h>
      <text:p text:style-name="P32">Le jeu se déroule de la manière suivante :</text:p>
      <text:p text:style-name="P21"><text:span text:style-name="T13">C</text:span>hoix d'un parcours</text:p>
      <text:p text:style-name="P21">Saisie du nom du joueur</text:p>
      <text:p text:style-name="P21">Choix de la difficulté</text:p>
      <text:p text:style-name="P22">Répéter</text:p>
      <text:p text:style-name="P21"><text:tab/><text:span text:style-name="T13">A</text:span>ffich<text:span text:style-name="T13">er</text:span> des informations relatives au trou <text:span text:style-name="T14">courant</text:span></text:p>
      <text:p text:style-name="P21"><text:tab/><text:span text:style-name="T13">R</text:span>épét<text:span text:style-name="T13">er</text:span></text:p>
      <text:p text:style-name="P21"><text:tab/><text:tab/><text:span text:style-name="T13">C</text:span>hoi<text:span text:style-name="T13">sir</text:span> <text:span text:style-name="T13">un</text:span> type de club (Driver,Bois, Fer, Putter)</text:p>
      <text:p text:style-name="P21"><text:tab/><text:tab/><text:span text:style-name="T13">C</text:span>alcul<text:span text:style-name="T13">er et afficher </text:span>la distance restante</text:p>
      <text:p text:style-name="P21"><text:tab/><text:span text:style-name="T13">J</text:span>usqu'à atteindre le trou</text:p>
      <text:p text:style-name="P23"><text:span text:style-name="T14">Jusqu'à fin du</text:span> parcours</text:p>
      <text:p text:style-name="P21"><text:span text:style-name="T13">A</text:span>ffich<text:span text:style-name="T13">er</text:span> la grille de score</text:p>
      <text:p text:style-name="P32"/>
      <text:p text:style-name="P33">Un parcours est composé d'un ensemble de trous, il possède un nom et un nombre de trous.</text:p>
      <text:p text:style-name="P32"/>
      <text:p text:style-name="P32">Un trou est défini comme suit:</text:p>
      <text:list xml:id="list1462039375" text:style-name="L1">
        <text:list-item>
          <text:p text:style-name="P34">Son numéro.</text:p>
        </text:list-item>
        <text:list-item>
          <text:p text:style-name="P34">La distance entre le point de départ et le trou.</text:p>
        </text:list-item>
        <text:list-item>
          <text:p text:style-name="P34">La valeur du par.</text:p>
        </text:list-item>
        <text:list-item>
          <text:p text:style-name="P34">Le nombre d'essais maximum pour mettre la balle dans le trou.</text:p>
        </text:list-item>
      </text:list>
      <text:p text:style-name="P32"/>
      <text:p text:style-name="P32">Si un joueur souhaite faire un parcours, il faut pouvoir sauvegarder son score.</text:p>
      <text:p text:style-name="P32">Pour cela, nous avons créé un type score composé de:</text:p>
      <text:list xml:id="list3742548291" text:style-name="L2">
        <text:list-item>
          <text:p text:style-name="P35">Nom du joueur.</text:p>
        </text:list-item>
        <text:list-item>
          <text:p text:style-name="P35">Difficulté du jeu.</text:p>
        </text:list-item>
        <text:list-item>
          <text:p text:style-name="P35">Le parcours joué.</text:p>
        </text:list-item>
        <text:list-item>
          <text:p text:style-name="P35">Le nombre de coups réalisé par le joueur pour chacun des trous du <text:s/>parcours.</text:p>
        </text:list-item>
      </text:list>
      <text:p text:style-name="P21">typedef struct{</text:p>
      <text:p text:style-name="P21"><text:tab/>char nomJoueur[NBMAXCAR];</text:p>
      <text:p text:style-name="P21"><text:tab/>int difficulte;</text:p>
      <text:p text:style-name="P21"><text:tab/>typeParcours parcoursJoue;<text:tab/></text:p>
      <text:p text:style-name="P21"><text:tab/>int points[NBMAXTROU];</text:p>
      <text:p text:style-name="P21">}typeScore;</text:p>
      <text:p text:style-name="Text_20_body"/>
      <text:h text:style-name="P44" text:outline-level="1">Analyse</text:h>
      <text:p text:style-name="P36">Le fichier <text:span text:style-name="T4">golf.h</text:span> contient beaucoup d'informations sur les définitions de type et les emplacements de fichiers.</text:p>
      <text:list xml:id="list1449945463" text:style-name="Numbering_20_1">
        <text:list-item>
          <text:p text:style-name="P41">Créez un type enum nommé "<text:span text:style-name="T4">enumPoint</text:span>" et contenant les constantes <text:bookmark-start text:name="__DdeLink__786_1971363874"/>CONDOR = -4, ALBATROS, EAGLE, BIRDIE, PAR, BOGEY, DOUBLE_BOGEY, TRIPLE_BOGEY<text:bookmark-end text:name="__DdeLink__786_1971363874"/></text:p>
        </text:list-item>
        <text:list-item>
          <text:p text:style-name="P38"><text:span text:style-name="T2">Définissez un type nommé </text:span><text:span text:style-name="T6">typeTrou</text:span><text:span text:style-name="T2"> possédant 4 champs ayant pour nom:</text:span></text:p>
          <text:p text:style-name="P42">- numero</text:p>
          <text:p text:style-name="P42">- distance</text:p>
          <text:p text:style-name="P42">- par</text:p>
          <text:p text:style-name="P42">- nbMaxCoups</text:p>
        </text:list-item>
      </text:list>
      <text:p text:style-name="P27">Un parcours est caractérisé par son nom (composé au maximum de 49 caractères), <text:span text:style-name="T15">un</text:span> nombre de trous et l<text:span text:style-name="T15">es caractéristiques de chaque</text:span> trou(18 au maximum).</text:p>
      <text:list xml:id="list113234189397172" text:continue-numbering="true" text:style-name="Numbering_20_1">
        <text:list-item>
          <text:p text:style-name="P38">Donnez les types des différents champs composant un parcours.</text:p>
        </text:list-item>
        <text:list-item>
          <text:p text:style-name="P38">Définissez le type <text:span text:style-name="T4">typeParcours</text:span> (les noms des champs seront <text:span text:style-name="T4">nom</text:span>, <text:bookmark-start text:name="__DdeLink__706_525026184"/><text:span text:style-name="T4">nbTrou</text:span><text:bookmark-end text:name="__DdeLink__706_525026184"/> et <text:span text:style-name="T4">listeTrou</text:span><text:span text:style-name="T5">s</text:span>).</text:p>
        </text:list-item>
      </text:list>
      <text:h text:style-name="Heading_20_1" text:outline-level="1">Réalisation</text:h>
      <text:p text:style-name="P28">Afin de stocker en mémoire les différents parcours, nous allons utiliser un tableau de pointeur <text:span text:style-name="T12"><text:s/>sur</text:span> parcours.</text:p>
      <text:list xml:id="list113234615120552" text:continue-numbering="true" text:style-name="Numbering_20_1">
        <text:list-item>
          <text:p text:style-name="P38">Sachant que le nombre maximum de parcours est de <text:span text:style-name="T4">NBMAXPARCOURS</text:span><text:span text:style-name="T8">, déclarez un tableau ayant pour nom </text:span><text:span text:style-name="T4">tab </text:span><text:span text:style-name="T8">avec le bon nombre d'éléments et le bon type.</text:span></text:p>
        </text:list-item>
      </text:list>
      <text:p text:style-name="P29">Des parcours sont disponibles dans le fichier <text:span text:style-name="T4">parcoursGolf.bin</text:span> et les scores dans le fichier <text:span text:style-name="T4">scores.bin</text:span>.</text:p>
      <text:list xml:id="list113234265942375" text:continue-numbering="true" text:style-name="Numbering_20_1">
        <text:list-item>
          <text:p text:style-name="P38">Modifiez les constantes <text:span text:style-name="T4">FICHIER_SCORE</text:span> et <text:span text:style-name="T4">FICHIER_PARCOURS</text:span> dans le fichier <text:span text:style-name="T4">golf.h</text:span> afin qu'elles aient le bon chemin vers ses fichiers.</text:p>
        </text:list-item>
      </text:list>
      <text:p text:style-name="P30">Après le chargement des parcours, dans la boucle, il faut afficher un menu.</text:p>
      <text:p text:style-name="P30">Si le nombre de parcours disponible est supérieur à zéro, la fonction affichera:</text:p>
      <text:p text:style-name="P31">[J] Jouer un parcours</text:p>
      <text:p text:style-name="P31">[D] Jouer un parcours avec 2 joueurs</text:p>
      <text:p text:style-name="P31">[V] Afficher un parcours</text:p>
      <text:p text:style-name="P31">[C] <text:span text:style-name="T20">Créer</text:span> un parcours</text:p>
      <text:p text:style-name="P31">[Q] Quitter</text:p>
      <text:p text:style-name="P30">Sinon, elle affichera:</text:p>
      <text:p text:style-name="P31">[C] <text:span text:style-name="T20">Créer</text:span> un parcours</text:p>
      <text:p text:style-name="P31">[Q] Quitter</text:p>
      <text:list xml:id="list113234226423229" text:continue-numbering="true" text:style-name="Numbering_20_1">
        <text:list-item>
          <text:p text:style-name="P39">Codez <text:span text:style-name="T16">une</text:span> fonction <text:span text:style-name="T7">afficherMenu </text:span><text:span text:style-name="T9">permettant de répondre à la problématique donnée </text:span><text:span text:style-name="T10">précédemment et complétez le programme principal pour y faire appel avec les éventuels paramètres nécessaires.</text:span></text:p>
        </text:list-item>
      </text:list>
      <text:p text:style-name="P27">La fonction <text:span text:style-name="T4">afficherInfoTrou</text:span> affiche le numéro du trou, la distance, la valeur du par et le nombre maximum de coups possible.</text:p>
      <text:list xml:id="list113234450840271" text:continue-numbering="true" text:style-name="Numbering_20_1">
        <text:list-item>
          <text:p text:style-name="P38">Codez la fonction <text:span text:style-name="T4">afficherInfoTrou</text:span>.</text:p>
        </text:list-item>
      </text:list>
      <text:p text:style-name="P27">La fonction <text:span text:style-name="T4">afficherLesParcours</text:span> affiche le numéro d'index et le nom de chaque parcours. </text:p>
      <text:list xml:id="list113234330913585" text:continue-numbering="true" text:style-name="Numbering_20_1">
        <text:list-item>
          <text:p text:style-name="P38">Codez la fonction <text:span text:style-name="T4">afficherLesParcours</text:span>.</text:p>
        </text:list-item>
      </text:list>
      <text:p text:style-name="P29">A la fin de la création d'un parcours, on fait appel à la fonction <text:span text:style-name="T4">sauvegarderParcours</text:span> qui permet d'enregistrer tous les parcours dans un fichier désigné par la constante <text:span text:style-name="T4">FICHIER_PARCOURS</text:span>.</text:p>
      <text:list xml:id="list113234186306369" text:continue-numbering="true" text:style-name="Numbering_20_1">
        <text:list-item>
          <text:p text:style-name="P40">Complétez la fonction <text:span text:style-name="T4">sauvegarderParcours</text:span>.</text:p>
        </text:list-item>
      </text:list>
      <text:p text:style-name="P29"/>
      <text:list xml:id="list113234387015006" text:continue-numbering="true" text:style-name="Numbering_20_1">
        <text:list-item>
          <text:p text:style-name="P38">Complétez la fonction <text:span text:style-name="T4">jouerParcours</text:span>.</text:p>
        </text:list-item>
      </text:list>
      <text:p text:style-name="P27"><text:soft-page-break/></text:p>
      <text:p text:style-name="P27">L'application permet de faire des duels entre deux joueurs.</text:p>
      <text:list xml:id="list113233845006169" text:continue-numbering="true" text:style-name="Numbering_20_1">
        <text:list-item>
          <text:p text:style-name="P38">En vous inspirant de la fonction <text:span text:style-name="T4">jouerParcours</text:span>, proposez un code pour la fonction <text:span text:style-name="T4">jouerParcoursADeux</text:span>.</text:p>
        </text:list-item>
      </text:list>
      <text:p text:style-name="P18">ANNEXE</text:p>
      <text:p text:style-name="P20">Exemple de déroulement d'une partie :</text:p>
      <text:p text:style-name="P20"/>
      <text:p text:style-name="P24">[J] Jouer un parcours</text:p>
      <text:p text:style-name="P24">[D] Jouer un parcours avec 2 joueurs</text:p>
      <text:p text:style-name="P24">[V] Afficher un parcours</text:p>
      <text:p text:style-name="P24">[C] <text:span text:style-name="T21">Créer</text:span> un parcours</text:p>
      <text:p text:style-name="P24">[Q] Quitter</text:p>
      <text:p text:style-name="P24">votre choix ?<text:span text:style-name="T11">j</text:span></text:p>
      <text:p text:style-name="P24">0 - Augusta_National_Golf_Club</text:p>
      <text:p text:style-name="P24">1 - verySmall</text:p>
      <text:p text:style-name="P24">2 - International_Golf_Club_of_Bolton</text:p>
      <text:p text:style-name="P24"><text:span text:style-name="T21">Numéro</text:span> du parcours sur lequel vous voulez jouer :<text:span text:style-name="T11">1</text:span></text:p>
      <text:p text:style-name="P24">votre nom :<text:span text:style-name="T11">robert</text:span></text:p>
      <text:p text:style-name="P24"><text:span text:style-name="T21">difficulté</text:span> [0-infernale .. 5-<text:span text:style-name="T21">très</text:span> facile]<text:span text:style-name="T11">5</text:span></text:p>
      <text:p text:style-name="P24"><text:span text:style-name="T21">parcours</text:span> verySmall</text:p>
      <text:p text:style-name="P24">[ trou <text:span text:style-name="T21">numéro</text:span> 1 | distance 416.0 <text:span text:style-name="T21">mètres</text:span> | par 4 | 8 coups maxi]</text:p>
      <text:p text:style-name="P24">=============== coups nro 1</text:p>
      <text:p text:style-name="P24">choix du club :</text:p>
      <text:p text:style-name="P24">[D]river</text:p>
      <text:p text:style-name="P24">[B]ois</text:p>
      <text:p text:style-name="P24">[F]er</text:p>
      <text:p text:style-name="P24">[P]utter</text:p>
      <text:p text:style-name="P25">d</text:p>
      <text:p text:style-name="P24">=================================================</text:p>
      <text:p text:style-name="P24">il vous reste 208.2 <text:span text:style-name="T21">mètres</text:span> avant le trou</text:p>
      <text:p text:style-name="P24">=================================================</text:p>
      <text:p text:style-name="P24">=============== coups nro 2</text:p>
      <text:p text:style-name="P24">choix du club :</text:p>
      <text:p text:style-name="P24">[D]river</text:p>
      <text:p text:style-name="P24">[B]ois</text:p>
      <text:p text:style-name="P24">[F]er</text:p>
      <text:p text:style-name="P24">[P]utter</text:p>
      <text:p text:style-name="P25">d</text:p>
      <text:p text:style-name="P24"/>
      <text:p text:style-name="P24"/>
      <text:p text:style-name="P24"/>
      <text:p text:style-name="P24">EAGLE!! -2</text:p>
      <text:p text:style-name="P24"/>
      <text:p text:style-name="P24"/>
      <text:p text:style-name="P24"/>
      <text:p text:style-name="P24">[ trou <text:span text:style-name="T21">numéro</text:span> 2 | distance 526.0 <text:span text:style-name="T21">mètres</text:span> | par 5 | 10 coups maxi]</text:p>
      <text:p text:style-name="P24">=============== coups nro 1</text:p>
      <text:p text:style-name="P24">choix du club :</text:p>
      <text:p text:style-name="P24">[D]river</text:p>
      <text:p text:style-name="P24">[B]ois</text:p>
      <text:p text:style-name="P24">[F]er</text:p>
      <text:p text:style-name="P24">[P]utter</text:p>
      <text:p text:style-name="P25">d</text:p>
      <text:p text:style-name="P24">=================================================</text:p>
      <text:p text:style-name="P24"><text:soft-page-break/>il vous reste 333.4 <text:span text:style-name="T21">mètres</text:span> avant le trou</text:p>
      <text:p text:style-name="P24">=================================================</text:p>
      <text:p text:style-name="P24">=============== coups nro 2</text:p>
      <text:p text:style-name="P24">choix du club :</text:p>
      <text:p text:style-name="P24">[D]river</text:p>
      <text:p text:style-name="P24">[B]ois</text:p>
      <text:p text:style-name="P24">[F]er</text:p>
      <text:p text:style-name="P24">[P]utter</text:p>
      <text:p text:style-name="P25">d</text:p>
      <text:p text:style-name="P24">=================================================</text:p>
      <text:p text:style-name="P24">il vous reste 127.6 <text:span text:style-name="T21">mètres</text:span> avant le trou</text:p>
      <text:p text:style-name="P24">=================================================</text:p>
      <text:p text:style-name="P24"/>
      <text:p text:style-name="P26">=============== coups nro 3</text:p>
      <text:p text:style-name="P24">choix du club :</text:p>
      <text:p text:style-name="P24">[D]river</text:p>
      <text:p text:style-name="P24">[B]ois</text:p>
      <text:p text:style-name="P24">[F]er</text:p>
      <text:p text:style-name="P24">[P]utter</text:p>
      <text:p text:style-name="P25">b</text:p>
      <text:p text:style-name="P24">vous avez depasse le trou</text:p>
      <text:p text:style-name="P24">=================================================</text:p>
      <text:p text:style-name="P24">il vous reste 49.5 metres avant le trou</text:p>
      <text:p text:style-name="P24">=================================================</text:p>
      <text:p text:style-name="P24">=============== coups nro 4</text:p>
      <text:p text:style-name="P24">choix du club :</text:p>
      <text:p text:style-name="P24">[D]river</text:p>
      <text:p text:style-name="P24">[B]ois</text:p>
      <text:p text:style-name="P24">[F]er</text:p>
      <text:p text:style-name="P24">[P]utter</text:p>
      <text:p text:style-name="P25">f</text:p>
      <text:p text:style-name="P24">=================================================</text:p>
      <text:p text:style-name="P24">il vous reste 18.5 metres avant le trou</text:p>
      <text:p text:style-name="P24">=================================================</text:p>
      <text:p text:style-name="P24">=============== coups nro 5</text:p>
      <text:p text:style-name="P24">choix du club :</text:p>
      <text:p text:style-name="P24">[D]river</text:p>
      <text:p text:style-name="P24">[B]ois</text:p>
      <text:p text:style-name="P24">[F]er</text:p>
      <text:p text:style-name="P24">[P]utter</text:p>
      <text:p text:style-name="P25">f</text:p>
      <text:p text:style-name="P24">vous avez depasse le trou</text:p>
      <text:p text:style-name="P24">=================================================</text:p>
      <text:p text:style-name="P24">il vous reste 39.1 metres avant le trou</text:p>
      <text:p text:style-name="P24">=================================================</text:p>
      <text:p text:style-name="P24">=============== coups nro 6</text:p>
      <text:p text:style-name="P24">choix du club :</text:p>
      <text:p text:style-name="P24">[D]river</text:p>
      <text:p text:style-name="P24">[B]ois</text:p>
      <text:p text:style-name="P24">[F]er</text:p>
      <text:p text:style-name="P24">[P]utter</text:p>
      <text:p text:style-name="P25">f</text:p>
      <text:p text:style-name="P24">vous avez depasse le trou</text:p>
      <text:p text:style-name="P24">=================================================</text:p>
      <text:p text:style-name="P24">il vous reste 78.2 metres avant le trou</text:p>
      <text:p text:style-name="P24">=================================================</text:p>
      <text:p text:style-name="P24">=============== coups nro 7</text:p>
      <text:p text:style-name="P24">choix du club :</text:p>
      <text:p text:style-name="P24">[D]river</text:p>
      <text:p text:style-name="P24">[B]ois</text:p>
      <text:p text:style-name="P24">[F]er</text:p>
      <text:p text:style-name="P24">[P]utter</text:p>
      <text:p text:style-name="P25">f</text:p>
      <text:p text:style-name="P24"/>
      <text:p text:style-name="P24"><text:soft-page-break/></text:p>
      <text:p text:style-name="P24"/>
      <text:p text:style-name="P24">DOUBLE_BOGEY +2</text:p>
      <text:p text:style-name="P24"/>
      <text:p text:style-name="P24"/>
      <text:p text:style-name="P24"/>
      <text:p text:style-name="P24">[ trou numero 3 | distance 180.0 metres | par 3 | 6 coups maxi]</text:p>
      <text:p text:style-name="P24">=============== coups nro 1</text:p>
      <text:p text:style-name="P24">choix du club :</text:p>
      <text:p text:style-name="P24">[D]river</text:p>
      <text:p text:style-name="P24">[B]ois</text:p>
      <text:p text:style-name="P24">[F]er</text:p>
      <text:p text:style-name="P24">[P]utter</text:p>
      <text:p text:style-name="P25">b</text:p>
      <text:p text:style-name="P24">=================================================</text:p>
      <text:p text:style-name="P24">il vous reste 28.0 metres avant le trou</text:p>
      <text:p text:style-name="P24">=================================================</text:p>
      <text:p text:style-name="P24"/>
      <text:p text:style-name="P26">=============== coups nro 2</text:p>
      <text:p text:style-name="P24">choix du club :</text:p>
      <text:p text:style-name="P24">[D]river</text:p>
      <text:p text:style-name="P24">[B]ois</text:p>
      <text:p text:style-name="P24">[F]er</text:p>
      <text:p text:style-name="P24">[P]utter</text:p>
      <text:p text:style-name="P25">p</text:p>
      <text:p text:style-name="P24">=================================================</text:p>
      <text:p text:style-name="P24">il vous reste 16.9 metres avant le trou</text:p>
      <text:p text:style-name="P24">=================================================</text:p>
      <text:p text:style-name="P24">=============== coups nro 3</text:p>
      <text:p text:style-name="P24">choix du club :</text:p>
      <text:p text:style-name="P24">[D]river</text:p>
      <text:p text:style-name="P24">[B]ois</text:p>
      <text:p text:style-name="P24">[F]er</text:p>
      <text:p text:style-name="P24">[P]utter</text:p>
      <text:p text:style-name="P25">p</text:p>
      <text:p text:style-name="P24"/>
      <text:p text:style-name="P24"/>
      <text:p text:style-name="P24"/>
      <text:p text:style-name="P24">PAR 0</text:p>
      <text:p text:style-name="P24"/>
      <text:p text:style-name="P24"/>
      <text:p text:style-name="P24"/>
      <text:p text:style-name="P24">score de robert:</text:p>
      <text:p text:style-name="P24">parcours : verySmall <text:s text:c="4"/>difficulte : tres facile</text:p>
      <text:p text:style-name="P24">------------------------------</text:p>
      <text:p text:style-name="P24">nro Trou <text:s text:c="5"/>| 1 | 2 | 3 |TOT</text:p>
      <text:p text:style-name="P24">------------------------------</text:p>
      <text:p text:style-name="P24">valeur du par | 4 | 5 | 3 | 12</text:p>
      <text:p text:style-name="P24">------------------------------</text:p>
      <text:p text:style-name="P24">score <text:s text:c="8"/>| 2 | 7 | 3 | 12</text:p>
      <text:p text:style-name="P1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background-color="transparent" fo:padding="0cm" fo:border="none" style:shadow="none" fo:keep-with-next="always"/>
      <style:text-properties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list-style-name="Numbering_20_1" style:class="extra">
      <loext:graphic-properties draw:fill="solid" draw:fill-color="#ffffcc" draw:opacity="100%"/>
      <style:paragraph-properties fo:text-align="center" style:justify-single-word="false" fo:background-color="#ffffcc" fo:padding="0.049cm" fo:border="0.06pt solid #000000" style:shadow="non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Standard" style:next-style-name="Standard" style:list-style-name="Numbering_20_1" style:class="text">
      <loext:graphic-properties draw:fill="solid" draw:fill-color="#ffffcc" draw:opacity="100%"/>
      <style:paragraph-properties fo:margin-left="3.747cm" fo:margin-right="0cm" fo:margin-top="0.423cm" fo:margin-bottom="0.106cm" loext:contextual-spacing="false" fo:text-align="center" style:justify-single-word="false" fo:text-indent="-1.249cm" style:auto-text-indent="false" fo:background-color="#ffffcc" fo:padding="0.049cm" fo:border="0.06pt solid #000000" style:shadow="none" fo:keep-with-next="always" text:number-lines="false" text:line-number="0"/>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2.498cm" fo:margin-right="0cm" fo:margin-top="0.423cm" fo:margin-bottom="0.106cm" style:wrap="parallel" style:number-wrapped-paragraphs="no-limit" style:wrap-contour="false" style:vertical-pos="top" style:vertical-rel="paragraph-content" style:horizontal-pos="center" style:horizontal-rel="paragraph-content" fo:background-color="#ffffcc" style:background-transparency="0%" draw:fill="solid" draw:fill-color="#ffffcc" draw:opacity="100%" fo:padding="0.049cm" fo:border="0.06pt solid #000000" style:shadow="none" draw:shadow-opacity="1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6.995cm" table:align="left"/>
    </style:style>
    <style:style style:name="Tableau7.A" style:family="table-column">
      <style:table-column-properties style:column-width="2.618cm"/>
    </style:style>
    <style:style style:name="Tableau7.B" style:family="table-column">
      <style:table-column-properties style:column-width="9.186cm"/>
    </style:style>
    <style:style style:name="Tableau7.C" style:family="table-column">
      <style:table-column-properties style:column-width="5.191cm"/>
    </style:style>
    <style:style style:name="Tableau7.A1" style:family="table-cell">
      <style:table-cell-properties style:vertical-align="middle" fo:padding="0.097cm" fo:border="0.05pt solid #000000"/>
    </style:style>
    <style:style style:name="Tableau7.B1" style:family="table-cell">
      <style:table-cell-properties style:vertical-align="middle"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MP1" style:family="paragraph" style:parent-style-name="Footer">
      <style:paragraph-properties fo:text-align="start" style:justify-single-word="false" fo:padding="0cm" fo:border-left="none" fo:border-right="none" fo:border-top="0.06pt solid #000000" fo:border-bottom="none" style:shadow="none"/>
      <style:text-properties fo:font-size="8pt" style:font-size-asian="8pt" style:font-size-complex="8pt"/>
    </style:style>
    <style:style style:name="MP2" style:family="paragraph" style:parent-style-name="Footer">
      <style:paragraph-properties fo:text-align="center" style:justify-single-word="false" fo:padding="0cm" fo:border-left="none" fo:border-right="none" fo:border-top="0.06pt solid #000000" fo:border-bottom="none" style:shadow="none"/>
      <style:text-properties fo:font-size="8pt" style:font-size-asian="8pt" style:font-size-complex="8pt"/>
    </style:style>
    <style:style style:name="MP3" style:family="paragraph" style:parent-style-name="Table_20_Contents">
      <style:paragraph-properties fo:margin-top="0cm" fo:margin-bottom="0cm" loext:contextual-spacing="false" fo:padding="0cm" fo:border="none" style:shadow="none"/>
      <style:text-properties fo:font-weight="bold"/>
    </style:style>
    <style:style style:name="MP4" style:family="paragraph" style:parent-style-name="Table_20_Contents">
      <style:paragraph-properties fo:margin-top="0cm" fo:margin-bottom="0cm" loext:contextual-spacing="false" fo:padding="0cm" fo:border="none" style:shadow="none"/>
      <style:text-properties style:font-name="Times New Roman" fo:font-size="12pt" fo:font-weight="bold" style:font-name-asian="Arial Unicode MS" style:font-size-asian="12pt" style:font-name-complex="Tahoma" style:font-size-complex="12pt"/>
    </style:style>
    <style:style style:name="MP5" style:family="paragraph" style:parent-style-name="Table_20_Contents">
      <style:paragraph-properties fo:margin-top="0cm" fo:margin-bottom="0cm" loext:contextual-spacing="false" fo:text-align="center" style:justify-single-word="false" fo:padding="0cm" fo:border="none" style:shadow="none"/>
      <style:text-properties style:font-name="Times New Roman" fo:font-size="14pt" fo:font-weight="bold" style:font-name-asian="Arial Unicode MS" style:font-size-asian="12pt" style:font-name-complex="Tahoma" style:font-size-complex="12pt"/>
    </style:style>
    <style:style style:name="MP6" style:family="paragraph" style:parent-style-name="Table_20_Contents">
      <style:paragraph-properties fo:margin-top="0cm" fo:margin-bottom="0cm" loext:contextual-spacing="false" fo:text-align="end" style:justify-single-word="false" fo:padding="0cm" fo:border="none" style:shadow="none"/>
      <style:text-properties fo:font-weight="bold"/>
    </style:style>
    <style:style style:name="MP7" style:family="paragraph" style:parent-style-name="Table_20_Contents">
      <style:paragraph-properties fo:margin-top="0cm" fo:margin-bottom="0cm" loext:contextual-spacing="false" fo:text-align="end" style:justify-single-word="false" fo:padding="0cm" fo:border="none" style:shadow="none"/>
      <style:text-properties style:font-name="Times New Roman" fo:font-size="12pt" fo:font-weight="bold" style:font-name-asian="Arial Unicode MS" style:font-size-asian="12pt" style:font-name-complex="Tahoma" style:font-size-complex="12pt"/>
    </style:style>
    <style:style style:name="MT1" style:family="text">
      <style:text-properties officeooo:rsid="002c858c"/>
    </style:style>
    <style:style style:name="MT2" style:family="text">
      <style:text-properties officeooo:rsid="0027bfbc"/>
    </style:style>
    <style:style style:name="MT3" style:family="text">
      <style:text-properties officeooo:rsid="00337c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footer>
        <text:p text:style-name="MP1">Lycée G Touchard Le Mans<text:tab/><text:tab/>BTS <text:span text:style-name="MT1">SNIR</text:span> 1</text:p>
        <text:p text:style-name="MP2"><text:page-number text:select-page="current">9</text:page-number>/<text:page-count>9</text:page-count></text:p>
      </style:footer>
    </style:master-page>
    <style:master-page style:name="HTML" style:page-layout-name="Mpm2"/>
    <style:master-page style:name="fiche_20_algo" style:display-name="fiche algo" style:page-layout-name="Mpm3">
      <style:footer>
        <text:p text:style-name="Footer"/>
      </style:footer>
    </style:master-page>
    <style:master-page style:name="First_20_Page" style:display-name="First Page" style:page-layout-name="Mpm4" style:next-style-name="Standard">
      <style:header>
        <table:table table:name="Tableau7" table:style-name="Tableau7">
          <table:table-column table:style-name="Tableau7.A"/>
          <table:table-column table:style-name="Tableau7.B"/>
          <table:table-column table:style-name="Tableau7.C"/>
          <table:table-row>
            <table:table-cell table:style-name="Tableau7.A1" office:value-type="string">
              <text:p text:style-name="MP3">STS IRIS</text:p>
              <text:p text:style-name="MP4">1ère Année</text:p>
            </table:table-cell>
            <table:table-cell table:style-name="Tableau7.B1" office:value-type="string">
              <text:p text:style-name="MP5">TP de contrôle <text:span text:style-name="MT2">C </text:span>n°<text:span text:style-name="MT3">3</text:span></text:p>
            </table:table-cell>
            <table:table-cell table:style-name="Tableau7.C1" office:value-type="string">
              <text:p text:style-name="MP6"><text:span text:style-name="MT3">mercredi 29</text:span> janvier 20<text:span text:style-name="MT3">20</text:span></text:p>
              <text:p text:style-name="MP7">Durée : <text:span text:style-name="MT3">3</text:span> heures</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12-01-05T14:09:50.07</meta:creation-date>
    <dc:language>fr-FR</dc:language>
    <meta:editing-cycles>40</meta:editing-cycles>
    <meta:editing-duration>P1DT19H44M50S</meta:editing-duration>
    <dc:date>2020-01-29T11:32:33.668413673</dc:date>
    <meta:document-statistic meta:table-count="3" meta:image-count="0" meta:object-count="0" meta:page-count="9" meta:paragraph-count="266" meta:word-count="1289" meta:character-count="8096" meta:non-whitespace-character-count="7061"/>
    <meta:user-defined meta:name="Info 1"/>
    <meta:user-defined meta:name="Info 2"/>
    <meta:user-defined meta:name="Info 3"/>
    <meta:user-defined meta:name="Info 4"/>
  </office:meta>
</office:document-meta>
</file>